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9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3.551cm"/>
    </style:style>
    <style:style style:name="co6" style:family="table-column">
      <style:table-column-properties fo:break-before="auto" style:column-width="6.354cm"/>
    </style:style>
    <style:style style:name="co7" style:family="table-column">
      <style:table-column-properties fo:break-before="auto" style:column-width="8.269cm"/>
    </style:style>
    <style:style style:name="co9" style:family="table-column">
      <style:table-column-properties fo:break-before="auto" style:column-width="3.49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ackground-color="#ff3333"/>
      <style:text-properties fo:color="#ffffff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2">
          <table:table-cell table:style-name="ce1" office:value-type="string">
            <text:p>nom de l'agence</text:p>
          </table:table-cell>
          <table:table-cell table:style-name="ce1" office:value-type="string">
            <text:p>date de contact</text:p>
          </table:table-cell>
          <table:table-cell table:style-name="ce1" office:value-type="string">
            <text:p>méthode de contact </text:p>
          </table:table-cell>
          <table:table-cell table:style-name="ce1" office:value-type="string">
            <text:p>numéro </text:p>
          </table:table-cell>
          <table:table-cell table:style-name="ce1" office:value-type="string">
            <text:p>adresse email </text:p>
          </table:table-cell>
          <table:table-cell table:style-name="ce1" office:value-type="string">
            <text:p>Adresses </text:p>
          </table:table-cell>
          <table:table-cell table:style-name="ce1" office:value-type="string">
            <text:p>relance ?</text:p>
          </table:table-cell>
        </table:table-row>
        <table:table-row table:style-name="ro2">
          <table:table-cell office:value-type="string">
            <text:p>Diabolo Agence Web </text:p>
          </table:table-cell>
          <table:table-cell table:style-name="ce2" office:value-type="date" office:date-value="2023-01-16">
            <text:p>16/01/23</text:p>
          </table:table-cell>
          <table:table-cell office:value-type="string">
            <text:p>CV+Lettre de Motivation</text:p>
          </table:table-cell>
          <table:table-cell office:value-type="string">
            <text:p>07 84 99 96 24</text:p>
          </table:table-cell>
          <table:table-cell/>
          <table:table-cell office:value-type="string">
            <text:p>99A Blvd Constantin Descat 59200 Tourcoing </text:p>
          </table:table-cell>
          <table:table-cell table:style-name="ce4" office:value-type="string">
            <text:p>23/01 (en attente)</text:p>
          </table:table-cell>
        </table:table-row>
        <table:table-row table:style-name="ro3">
          <table:table-cell office:value-type="string">
            <text:p>Web_net Lille</text:p>
          </table:table-cell>
          <table:table-cell table:style-name="ce2" office:value-type="date" office:date-value="2023-01-16">
            <text:p>16/01/23</text:p>
          </table:table-cell>
          <table:table-cell office:value-type="string">
            <text:p>CV+Coup de fil</text:p>
          </table:table-cell>
          <table:table-cell office:value-type="string">
            <text:p>03 59 56 97 00</text:p>
          </table:table-cell>
          <table:table-cell office:value-type="string">
            <text:p><text:a xlink:href="mailto:aauber@webnet.f">aauber@webnet.f</text:a></text:p>
          </table:table-cell>
          <table:table-cell office:value-type="string">
            <text:p>14 rue du vieux Faubourg 59000 Lille </text:p>
          </table:table-cell>
          <table:table-cell table:style-name="ce5" office:value-type="string">
            <text:p>NEGATIF</text:p>
          </table:table-cell>
        </table:table-row>
        <table:table-row table:style-name="ro3">
          <table:table-cell office:value-type="string">
            <text:p>Niji Lille </text:p>
          </table:table-cell>
          <table:table-cell table:style-name="ce2" office:value-type="date" office:date-value="2023-01-16">
            <text:p>16/01/23</text:p>
          </table:table-cell>
          <table:table-cell office:value-type="string">
            <text:p>CV+formulaire en Ligne </text:p>
          </table:table-cell>
          <table:table-cell table:number-columns-repeated="2"/>
          <table:table-cell office:value-type="string">
            <text:p><text:s/>237 Rue du Ballon, 59110 La Madeleine</text:p>
          </table:table-cell>
          <table:table-cell table:style-name="ce5" office:value-type="string">
            <text:p>NEGATIF</text:p>
          </table:table-cell>
        </table:table-row>
        <table:table-row table:style-name="ro4">
          <table:table-cell office:value-type="string">
            <text:p>Résec</text:p>
          </table:table-cell>
          <table:table-cell table:style-name="ce2" office:value-type="date" office:date-value="2023-10-23">
            <text:p>23/10/23</text:p>
          </table:table-cell>
          <table:table-cell office:value-type="string">
            <text:p>Tel (en attente)</text:p>
          </table:table-cell>
          <table:table-cell office:value-type="string">
            <text:p>03 22 66 12 12</text:p>
          </table:table-cell>
          <table:table-cell office:value-type="string">
            <text:p/>
            <text:p><text:a xlink:href="mailto:laurent.balonchard@resec.com">laurent.balonchard@resec.com</text:a></text:p>
          </table:table-cell>
          <table:table-cell office:value-type="string">
            <text:p>3 Av. du pays d'Auge 80000 Amiens</text:p>
          </table:table-cell>
          <table:table-cell office:value-type="string">
            <text:p>25/01 rappelle</text:p>
          </table:table-cell>
        </table:table-row>
        <table:table-row table:style-name="ro2">
          <table:table-cell office:value-type="string">
            <text:p>Capgemini</text:p>
          </table:table-cell>
          <table:table-cell table:style-name="ce2" office:value-type="date" office:date-value="2023-10-23">
            <text:p>23/10/23</text:p>
          </table:table-cell>
          <table:table-cell office:value-type="string">
            <text:p>à appeler</text:p>
          </table:table-cell>
          <table:table-cell office:value-type="string">
            <text:p>03 66 21 03 00</text:p>
          </table:table-cell>
          <table:table-cell/>
          <table:table-cell office:value-type="string">
            <text:p>7 Av. Marie-Louise Delwaulle 59000 Amiens</text:p>
          </table:table-cell>
          <table:table-cell/>
        </table:table-row>
        <table:table-row table:style-name="ro2">
          <table:table-cell office:value-type="string">
            <text:p>Atelier Télescopique </text:p>
          </table:table-cell>
          <table:table-cell table:style-name="ce2" office:value-type="date" office:date-value="2023-10-23">
            <text:p>23/10/23</text:p>
          </table:table-cell>
          <table:table-cell office:value-type="string">
            <text:p>Mail récap/ coup de fil </text:p>
          </table:table-cell>
          <table:table-cell office:value-type="string">
            <text:p>03 20 52 61 61</text:p>
          </table:table-cell>
          <table:table-cell office:value-type="string">
            <text:p>contact@ateliertelescopique.com </text:p>
          </table:table-cell>
          <table:table-cell office:value-type="string">
            <text:p>54 rue Gustave Delory, 59000 Lille </text:p>
          </table:table-cell>
          <table:table-cell office:value-type="string">
            <text:p>mail récap (fait)</text:p>
          </table:table-cell>
        </table:table-row>
        <table:table-row table:style-name="ro2">
          <table:table-cell office:value-type="string">
            <text:p>Nash and Young </text:p>
          </table:table-cell>
          <table:table-cell table:style-name="ce2" office:value-type="date" office:date-value="2023-10-25">
            <text:p>25/10/23</text:p>
          </table:table-cell>
          <table:table-cell office:value-type="string">
            <text:p>Formulaire/coup de fil </text:p>
          </table:table-cell>
          <table:table-cell office:value-type="string">
            <text:p>03 20 83 86 93</text:p>
          </table:table-cell>
          <table:table-cell office:value-type="string">
            <text:p>welcome@nashandyoung.com </text:p>
          </table:table-cell>
          <table:table-cell office:value-type="string">
            <text:p>44 Av. de Flandre, 59700 Marcq-en-Barœul</text:p>
          </table:table-cell>
          <table:table-cell table:style-name="ce5" office:value-type="string">
            <text:p>NEGATIF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number-rows-repeated="104856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6">26/01/2023</text:date>, <text:time>16:5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entin  Savino</meta:initial-creator>
    <meta:creation-date>2023-01-16T12:45:16.90</meta:creation-date>
    <dc:date>2023-01-26T16:54:35.67</dc:date>
    <dc:creator>Corentin  Savino</dc:creator>
    <meta:editing-duration>PT1H16M45S</meta:editing-duration>
    <meta:editing-cycles>5</meta:editing-cycles>
    <meta:generator>OpenOffice/4.1.13$Win32 OpenOffice.org_project/4113m1$Build-9810</meta:generator>
    <meta:document-statistic meta:table-count="3" meta:cell-count="52" meta:object-count="0"/>
  </office:meta>
</office:document-meta>
</file>